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3.7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>
            <text:p>STATIONÄRA DATORE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id</text:p>
          </table:table-cell>
          <table:table-cell table:style-name="ce3" office:value-type="string">
            <text:p>Tillverkare</text:p>
          </table:table-cell>
          <table:table-cell table:style-name="ce3" office:value-type="string">
            <text:p>Model beteckining</text:p>
          </table:table-cell>
          <table:table-cell table:style-name="ce2" office:value-type="string">
            <text:p>Serie nummer</text:p>
          </table:table-cell>
          <table:table-cell table:style-name="ce3" office:value-type="string">
            <text:p>Anteckning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er</text:p>
          </table:table-cell>
          <table:table-cell office:value-type="string">
            <text:p>AcerPower F5</text:p>
          </table:table-cell>
          <table:table-cell office:value-type="string">
            <text:p>PSPF5E6W026090295FEL00</text:p>
          </table:table-cell>
          <table:table-cell office:value-type="string">
            <text:p>Rober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l</text:p>
          </table:table-cell>
          <table:table-cell office:value-type="string">
            <text:p>D03S</text:p>
          </table:table-cell>
          <table:table-cell office:value-type="string">
            <text:p>26-650-894-15</text:p>
          </table:table-cell>
          <table:table-cell office:value-type="string">
            <text:p>Hed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l</text:p>
          </table:table-cell>
          <table:table-cell office:value-type="string">
            <text:p>Optiplex 790</text:p>
          </table:table-cell>
          <table:table-cell office:value-type="float" office:value="884338065">
            <text:p>884338065</text:p>
          </table:table-cell>
          <table:table-cell office:value-type="string">
            <text:p>Johan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P</text:p>
          </table:table-cell>
          <table:table-cell office:value-type="string">
            <text:p>HP Compaq dc 7900</text:p>
          </table:table-cell>
          <table:table-cell office:value-type="string">
            <text:p>CZC9296FZ6</text:p>
          </table:table-cell>
          <table:table-cell office:value-type="string">
            <text:p>”Alex A” labe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P</text:p>
          </table:table-cell>
          <table:table-cell office:value-type="string">
            <text:p>HP Compaq dc 7900</text:p>
          </table:table-cell>
          <table:table-cell office:value-type="string">
            <text:p>CZC9403CN9</text:p>
          </table:table-cell>
          <table:table-cell office:value-type="string">
            <text:p>k1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l</text:p>
          </table:table-cell>
          <table:table-cell office:value-type="string">
            <text:p>Optiplex 790</text:p>
          </table:table-cell>
          <table:table-cell office:value-type="float" office:value="26428296583">
            <text:p>26428296583</text:p>
          </table:table-cell>
          <table:table-cell office:value-type="string">
            <text:p>k1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office:value-type="string">
            <text:p>HP Compaq dc 7900</text:p>
          </table:table-cell>
          <table:table-cell office:value-type="string">
            <text:p>CZC939443D</text:p>
          </table:table-cell>
          <table:table-cell office:value-type="string">
            <text:p>Natalia label ”15-08”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P</text:p>
          </table:table-cell>
          <table:table-cell office:value-type="string">
            <text:p>HP Proliant Microserver</text:p>
          </table:table-cell>
          <table:table-cell office:value-type="string">
            <text:p>5C7316P219</text:p>
          </table:table-cell>
          <table:table-cell office:value-type="string">
            <text:p>k2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ll</text:p>
          </table:table-cell>
          <table:table-cell office:value-type="string">
            <text:p>Optiplex 790</text:p>
          </table:table-cell>
          <table:table-cell office:value-type="float" office:value="2430541895">
            <text:p>2430541895</text:p>
          </table:table-cell>
          <table:table-cell office:value-type="string">
            <text:p>k2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sus</text:p>
          </table:table-cell>
          <table:table-cell office:value-type="string">
            <text:p>Corsair</text:p>
          </table:table-cell>
          <table:table-cell office:value-type="float" office:value="218514327804">
            <text:p>218514327804</text:p>
          </table:table-cell>
          <table:table-cell office:value-type="string">
            <text:p>Dator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sus</text:p>
          </table:table-cell>
          <table:table-cell office:value-type="string">
            <text:p>Corsair</text:p>
          </table:table-cell>
          <table:table-cell office:value-type="float" office:value="218814327804">
            <text:p>218814327804</text:p>
          </table:table-cell>
          <table:table-cell office:value-type="string">
            <text:p>Dator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sus</text:p>
          </table:table-cell>
          <table:table-cell office:value-type="string">
            <text:p>Corsair</text:p>
          </table:table-cell>
          <table:table-cell office:value-type="float" office:value="219814327804">
            <text:p>219814327804</text:p>
          </table:table-cell>
          <table:table-cell office:value-type="string">
            <text:p>Dator1 k3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ll</text:p>
          </table:table-cell>
          <table:table-cell office:value-type="string">
            <text:p>Optiplex 790</text:p>
          </table:table-cell>
          <table:table-cell office:value-type="float" office:value="13005132103">
            <text:p>13005132103</text:p>
          </table:table-cell>
          <table:table-cell office:value-type="string">
            <text:p>k3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P</text:p>
          </table:table-cell>
          <table:table-cell office:value-type="string">
            <text:p>HP compaq 6005 Pro small</text:p>
          </table:table-cell>
          <table:table-cell office:value-type="string">
            <text:p>CZC11130KL</text:p>
          </table:table-cell>
          <table:table-cell office:value-type="string">
            <text:p>inactiv k4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P</text:p>
          </table:table-cell>
          <table:table-cell office:value-type="string">
            <text:p>HP compaq 6005 Pro small</text:p>
          </table:table-cell>
          <table:table-cell office:value-type="string">
            <text:p>CZ0251WZT</text:p>
          </table:table-cell>
          <table:table-cell office:value-type="string">
            <text:p>inactiv k4*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sus</text:p>
          </table:table-cell>
          <table:table-cell office:value-type="string">
            <text:p>Corsair</text:p>
          </table:table-cell>
          <table:table-cell office:value-type="float" office:value="220011327804">
            <text:p>220011327804</text:p>
          </table:table-cell>
          <table:table-cell office:value-type="string">
            <text:p>Dator3 label ”Sönper”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De som har tecken k hör till samma konto. Till exempel k1 och k1 är på samma konto.</text:p>
          </table:table-cell>
          <table:covered-table-cell table:number-columns-repeated="4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2016-10-07</text:date>, <text:time>13:1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Kristian Alm</meta:initial-creator>
    <meta:creation-date>2016-10-07T11:52:27.44</meta:creation-date>
    <dc:date>2016-10-07T13:15:38.57</dc:date>
    <dc:creator>Robert Kristian Alm</dc:creator>
    <meta:editing-duration>PT4M1S</meta:editing-duration>
    <meta:editing-cycles>3</meta:editing-cycles>
    <meta:generator>OpenOffice/4.1.2$Win32 OpenOffice.org_project/412m3$Build-9782</meta:generator>
    <meta:document-statistic meta:table-count="3" meta:cell-count="87" meta:object-count="0"/>
  </office:meta>
</office:document-meta>
</file>